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ORENO HERRERA BETZABETH CARME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78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58172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ORENO HERRERA, BETZABETH CARME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78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062856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11/2021</text:p>
          </table:table-cell>
          <table:table-cell table:style-name="Tabla2.A3" office:value-type="string">
            <text:p text:style-name="P22">798470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2/11/2021</text:p>
          </table:table-cell>
          <table:table-cell table:style-name="Tabla2.A4" office:value-type="string">
            <text:p text:style-name="P22">46314211</text:p>
          </table:table-cell>
          <table:table-cell table:style-name="Tabla2.D4" office:value-type="string">
            <text:p text:style-name="P23">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6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4:56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